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014b9a" officeooo:paragraph-rsid="00014b9a"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5pt" fo:font-weight="bold" officeooo:rsid="00014b9a" officeooo:paragraph-rsid="00014b9a"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014b9a" officeooo:paragraph-rsid="00059261"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03d86f" officeooo:paragraph-rsid="0003d86f" style:font-size-asian="15pt" style:font-weight-asian="bold" style:font-size-complex="15pt" style:font-weight-complex="bold"/>
    </style:style>
    <style:style style:name="P5" style:family="paragraph" style:parent-style-name="Standard">
      <style:paragraph-properties fo:text-align="center" style:justify-single-word="false"/>
      <style:text-properties fo:font-size="20pt" fo:font-weight="bold" officeooo:rsid="00014b9a" officeooo:paragraph-rsid="00014b9a" style:font-size-asian="20pt" style:font-weight-asian="bold" style:font-size-complex="20pt" style:font-weight-complex="bold"/>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3d86f" style:font-size-asian="10.5pt" style:font-weight-asian="normal" style:font-size-complex="12pt" style:font-weight-complex="normal"/>
    </style:style>
    <style:style style:name="T3" style:family="text">
      <style:text-properties fo:font-size="12pt" fo:font-weight="normal" officeooo:rsid="0003dc08" style:font-size-asian="10.5pt" style:font-weight-asian="normal" style:font-size-complex="12pt" style:font-weight-complex="normal"/>
    </style:style>
    <style:style style:name="T4" style:family="text">
      <style:text-properties fo:font-size="12pt" fo:font-weight="normal" officeooo:rsid="00059261"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apport Projet PCII</text:p>
      <text:p text:style-name="P1">Abel HENRY-LAPASSAT, William GRAVIL, Martin MASSON, Amaury ???</text:p>
      <text:p text:style-name="P1"/>
      <text:p text:style-name="P2">Introduction -</text:p>
      <text:p text:style-name="P3"><text:tab/><text:span text:style-name="T1">Le but de ce projet est d’implémenter un jeu de gestion en utilisant de la programmation concurrente et évènementielle, pour cela nous avons choisis un jeu dans lequel le joueur contrôle une ville et ses habitants dans le but de la faire progresser au maximum </text:span><text:span text:style-name="T3">dans un laps de temps limité</text:span><text:span text:style-name="T2">. </text:span><text:span text:style-name="T4">Il doit faire cela en</text:span><text:span text:style-name="T3"> contrôlant des travailleurs pour récolter des ressources </text:span><text:span text:style-name="T4">afin de construire des bâtiments qui permettentron d’augmenter et d’automatiser la récolte de ces ressources pour augmenter au maximum la progression de la ville. </text:span></text:p>
      <text:p text:style-name="P2"><text:span text:style-name="T2"><text:tab/></text:span></text:p>
      <text:p text:style-name="P4">Analyse Globale -</text:p>
      <text:p text:style-name="P4"><text:tab/><text:span text:style-name="T4">Pour se faire les principales fonctionnalités impléméntées sont :</text:span></text:p>
      <text:p text:style-name="P4"><text:span text:style-name="T4"><text:s text:c="4"/>- Affichage du monde (map) sous forme d’une grille hexagonale dans laquelle chacun des hexagones représente un terrain avec un type prédéfinis.</text:span></text:p>
      <text:p text:style-name="P4"><text:span text:style-name="T4"><text:s text:c="4"/>- Affichage des travailleurs sous forme d’un cercle dans le terrain sur lequel ils se situent. Le cercle est coloré en rouge dés que le worker est occupé.</text:span></text:p>
      <text:p text:style-name="P4"><text:span text:style-name="T4"><text:s text:c="4"/>-</text:span></text:p>
      <text:p text:style-name="P4"><text:span text:style-name="T4"><text:s text:c="4"/>-</text:span></text:p>
      <text:p text:style-name="P4"><text:span text:style-name="T4"><text:s text:c="4"/>-</text:span></text:p>
      <text:p text:style-name="P4"><text:span text:style-name="T4"><text:s text:c="4"/>-</text:span></text:p>
      <text:p text:style-name="P4"><text:span text:style-name="T4"><text:s text:c="4"/>-</text:span></text:p>
      <text:p text:style-name="P4"><text:span text:style-name="T4"><text:s text:c="4"/>-</text:span></text:p>
      <text:p text:style-name="P4"><text:span text:style-name="T4"><text:s text:c="4"/>-</text:span></text:p>
      <text:p text:style-name="P4"><text:span text:style-name="T4"><text:s text:c="4"/>- </text:span></text:p>
      <text:p text:style-name="P4"><text:span text:style-name="T4"><text:s text:c="4"/>-</text:span></text:p>
      <text:p text:style-name="P4"><text:span text:style-name="T4"><text:s text:c="4"/>-</text:span></text:p>
      <text:p text:style-name="P4"><text:span text:style-name="T4"><text:s text:c="4"/>-</text:span></text:p>
      <text:p text:style-name="P4"><text:span text:style-name="T4"><text:s text:c="4"/>-</text:span></text:p>
      <text:p text:style-name="P4"><text:span text:style-name="T4"><text:s text:c="4"/>-</text:span></text:p>
      <text:p text:style-name="P4"><text:span text:style-name="T4"><text:s text:c="4"/>-</text:span></text:p>
      <text:p text:style-name="P4"><text:span text:style-name="T4"><text:s text:c="4"/>-</text:span></text:p>
      <text:p text:style-name="P4"><text:span text:style-name="T4"/></text:p>
      <text:p text:style-name="P4"><text:span text:style-name="T4"><text:t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10:06:19.689515527</meta:creation-date>
    <dc:date>2023-04-02T11:13:14.567257847</dc:date>
    <meta:editing-duration>PT7M50S</meta:editing-duration>
    <meta:editing-cycles>2</meta:editing-cycles>
    <meta:generator>LibreOffice/7.3.7.2$Linux_X86_64 LibreOffice_project/30$Build-2</meta:generator>
    <meta:document-statistic meta:table-count="0" meta:image-count="0" meta:object-count="0" meta:page-count="1" meta:paragraph-count="25" meta:word-count="177" meta:character-count="1094" meta:non-whitespace-character-count="866"/>
  </office:meta>
</office:document-meta>
</file>